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Cambiar el Nombre de la Compañía en Odoo 17</text:h>
      <text:list text:style-name="L1">
        <text:list-item>
          <text:p text:style-name="P1"><text:span text:style-name="Strong_20_Emphasis">Acceder a Ajustes</text:span>:</text:p>
          <text:list>
            <text:list-item>
              <text:p text:style-name="P2">Inicia sesión en tu instancia de Odoo.</text:p>
            </text:list-item>
            <text:list-item>
              <text:p text:style-name="P2">Dirígete al menú <text:span text:style-name="Strong_20_Emphasis">Ajustes</text:span> desde la barra de navegación.</text:p>
            </text:list-item>
          </text:list>
        </text:list-item>
        <text:list-item>
          <text:p text:style-name="P1"><text:span text:style-name="Strong_20_Emphasis">Ir a Información de la Compañía</text:span>:</text:p>
          <text:list>
            <text:list-item>
              <text:p text:style-name="P2">Dentro de Ajustes, busca la sección <text:span text:style-name="Strong_20_Emphasis">Compañías</text:span>.</text:p>
            </text:list-item>
            <text:list-item>
              <text:p text:style-name="P2">Haz clic en <text:span text:style-name="Strong_20_Emphasis">Actualizar Información</text:span> o selecciona tu compañía en la lista.</text:p>
            </text:list-item>
          </text:list>
        </text:list-item>
        <text:list-item>
          <text:p text:style-name="P1"><text:span text:style-name="Strong_20_Emphasis">Editar Información de la Compañía</text:span>:</text:p>
          <text:list>
            <text:list-item>
              <text:p text:style-name="P2">En la pestaña de detalles de la compañía, localiza el campo <text:span text:style-name="Strong_20_Emphasis">Nombre de la Compañía</text:span>.</text:p>
            </text:list-item>
            <text:list-item>
              <text:p text:style-name="P2">Cambia el nombre al de tu empresa deseado.</text:p>
            </text:list-item>
            <text:list-item>
              <text:p text:style-name="P2">Completa otros campos importantes como dirección, provincia, código postal, teléfono, etc.</text:p>
            </text:list-item>
            <text:list-item>
              <text:p text:style-name="P2">Deja los campos que no sean esenciales con sus valores predeterminados, según sea necesario.</text:p>
            </text:list-item>
          </text:list>
        </text:list-item>
        <text:list-item>
          <text:p text:style-name="P1"><text:span text:style-name="Strong_20_Emphasis">Guardar Cambios</text:span>:</text:p>
          <text:list>
            <text:list-item>
              <text:p text:style-name="P1">Haz clic en el botón <text:span text:style-name="Strong_20_Emphasis">Guardar</text:span> para confirmar las modificaciones.</text:p>
            </text:list-item>
          </text:list>
        </text:list-item>
      </text:list>
      <text:h text:style-name="Heading_20_3" text:outline-level="3">Activar un Módulo en Odoo 17</text:h>
      <text:list text:style-name="L2">
        <text:list-item>
          <text:p text:style-name="P3"><text:span text:style-name="Strong_20_Emphasis">Acceder a Aplicaciones</text:span>:</text:p>
          <text:list>
            <text:list-item>
              <text:p text:style-name="P4">Ve al menú principal y selecciona <text:span text:style-name="Strong_20_Emphasis">Aplicaciones</text:span>.</text:p>
            </text:list-item>
          </text:list>
        </text:list-item>
        <text:list-item>
          <text:p text:style-name="P3"><text:span text:style-name="Strong_20_Emphasis">Buscar el Módulo Deseado</text:span>:</text:p>
          <text:list>
            <text:list-item>
              <text:p text:style-name="P4">Utiliza la barra de búsqueda para localizar el módulo que deseas activar.</text:p>
            </text:list-item>
            <text:list-item>
              <text:p text:style-name="P4">Ejemplo: Escribe "Facturación" si buscas el módulo de facturación.</text:p>
            </text:list-item>
          </text:list>
        </text:list-item>
        <text:list-item>
          <text:p text:style-name="P3"><text:span text:style-name="Strong_20_Emphasis">Instalar el Módulo</text:span>:</text:p>
          <text:list>
            <text:list-item>
              <text:p text:style-name="P4">Haz clic en el botón <text:span text:style-name="Strong_20_Emphasis">Instalar</text:span> junto al módulo seleccionado.</text:p>
            </text:list-item>
            <text:list-item>
              <text:p text:style-name="P4">Espera a que se complete el proceso de instalación.</text:p>
            </text:list-item>
          </text:list>
        </text:list-item>
        <text:list-item>
          <text:p text:style-name="P3"><text:span text:style-name="Strong_20_Emphasis">Configuración (Opcional)</text:span>:</text:p>
          <text:list>
            <text:list-item>
              <text:p text:style-name="P3">Una vez instalado, sigue los pasos de configuración inicial si el módulo lo requiere.</text:p>
            </text:list-item>
          </text:list>
        </text:list-item>
      </text:list>
      <text:h text:style-name="Heading_20_3" text:outline-level="3">Desinstalar un Módulo en Odoo 17</text:h>
      <text:list text:style-name="L3">
        <text:list-item>
          <text:p text:style-name="P5"><text:span text:style-name="Strong_20_Emphasis">Acceder a Aplicaciones</text:span>:</text:p>
          <text:list>
            <text:list-item>
              <text:p text:style-name="P6">Ve al menú principal y selecciona <text:span text:style-name="Strong_20_Emphasis">Aplicaciones</text:span>.</text:p>
            </text:list-item>
          </text:list>
        </text:list-item>
        <text:list-item>
          <text:p text:style-name="P5"><text:span text:style-name="Strong_20_Emphasis">Identificar el Módulo Instalado</text:span>:</text:p>
          <text:list>
            <text:list-item>
              <text:p text:style-name="P6">Busca el módulo que deseas desinstalar entre los módulos instalados.</text:p>
            </text:list-item>
          </text:list>
        </text:list-item>
        <text:list-item>
          <text:p text:style-name="P5"><text:span text:style-name="Strong_20_Emphasis">Desinstalar el Módulo</text:span>:</text:p>
          <text:list>
            <text:list-item>
              <text:p text:style-name="P6">Haz clic en el botón <text:span text:style-name="Strong_20_Emphasis">Desinstalar</text:span>.</text:p>
            </text:list-item>
            <text:list-item>
              <text:p text:style-name="P6">Confirma la desinstalación cuando Odoo lo solicite.</text:p>
            </text:list-item>
          </text:list>
        </text:list-item>
        <text:list-item>
          <text:p text:style-name="P5"><text:span text:style-name="Strong_20_Emphasis">Verificación</text:span>:</text:p>
          <text:list>
            <text:list-item>
              <text:p text:style-name="P5"><text:soft-page-break/>Verifica que el módulo ya no aparece como instalado en la lista de aplicacione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5:09:00.483918862</meta:creation-date>
    <dc:date>2024-12-09T05:14:27.483285804</dc:date>
    <meta:editing-duration>PT5M28S</meta:editing-duration>
    <meta:editing-cycles>1</meta:editing-cycles>
    <meta:document-statistic meta:table-count="0" meta:image-count="0" meta:object-count="0" meta:page-count="2" meta:paragraph-count="35" meta:word-count="290" meta:character-count="1668" meta:non-whitespace-character-count="1445"/>
    <meta:generator>LibreOffice/24.2.6.2$Linux_X86_64 LibreOffice_project/420$Build-2</meta:generator>
  </office:meta>
</office:document-meta>
</file>